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writing-mode="lr-tb"/>
    </style:style>
    <style:style style:name="P3" style:family="paragraph" style:parent-style-name="Standard" style:master-pag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page-number="auto" style:writing-mode="lr-tb"/>
    </style:style>
    <style:style style:name="P4" style:family="paragraph" style:parent-style-name="Standard">
      <style:paragraph-properties fo:margin-left="1.5in" fo:margin-right="1.5in" fo:margin-top="0.1693in" fo:margin-bottom="0.1693in" style:contextual-spacing="false" fo:line-height="150%" fo:text-align="start" style:justify-single-word="false" fo:orphans="2" fo:widows="2" fo:text-indent="-1.5in" style:auto-text-indent="false" style:writing-mode="lr-tb"/>
    </style:style>
    <style:style style:name="P5" style:family="paragraph" style:parent-style-name="Standard">
      <style:paragraph-properties fo:margin-left="0in" fo:margin-right="1.5in" fo:margin-top="0.1693in" fo:margin-bottom="0.1693in" style:contextual-spacing="false" fo:line-height="150%" fo:text-align="start" style:justify-single-word="false" fo:orphans="2" fo:widows="2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top="0.0799in" fo:margin-bottom="0.0799in" style:contextual-spacing="false" fo:line-height="120%" fo:text-align="start" style:justify-single-word="false" fo:break-before="page" style:writing-mode="lr-tb"/>
    </style:style>
    <style:style style:name="P7" style:family="paragraph" style:parent-style-name="Standard">
      <style:paragraph-properties fo:margin-left="0in" fo:margin-right="1in" fo:margin-top="0.1693in" fo:margin-bottom="0.1693in" style:contextual-spacing="false" fo:line-height="150%" fo:text-align="start" style:justify-single-word="false" fo:orphans="2" fo:widows="2" fo:text-indent="0in" style:auto-text-indent="false" style:writing-mode="lr-tb"/>
    </style:style>
    <style:style style:name="P8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/>
    </style:style>
    <style:style style:name="P9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2in" fo:margin-right="0in" fo:margin-top="0.0799in" fo:margin-bottom="0.0799in" style:contextual-spacing="false" fo:line-height="120%" fo:text-align="start" style:justify-single-word="false" fo:text-indent="-2in" style:auto-text-indent="false" fo:break-before="page" style:writing-mode="lr-tb"/>
    </style:style>
    <style:style style:name="P11" style:family="paragraph" style:parent-style-name="Standard">
      <style:paragraph-properties fo:margin-left="0in" fo:margin-right="0.5in" fo:margin-top="0.1693in" fo:margin-bottom="0.1693in" style:contextual-spacing="false" fo:line-height="150%" fo:text-align="start" style:justify-single-word="false" fo:text-indent="0in" style:auto-text-indent="fals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color="#00000a" loext:opacity="100%" fo:font-size="10pt" fo:language="en" fo:country="US" style:font-size-asian="10pt"/>
    </style:style>
    <style:style style:name="T3" style:family="text">
      <style:text-properties fo:color="#00000a" loext:opacity="100%" style:font-name="Times New Roman" fo:font-size="10pt" fo:language="en" fo:country="US" style:font-size-asian="10pt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aypoint Nondisclosure Agreement 2.0.0</text:span></text:p>
      <text:p text:style-name="P2">The parties agree to the terms of the <text:span text:style-name="T1">The Waypoint NDA 2.0.0 </text:span>published at <text:bookmark-start text:name="__DdeLink__410_786917921"/><text:a xlink:type="simple" xlink:href="https://waypointnda.com/" text:style-name="Internet_20_link" text:visited-style-name="Visited_20_Internet_20_Link"><text:span text:style-name="Internet_20_link">https://waypointnda.com</text:span></text:a><text:bookmark-end text:name="__DdeLink__410_786917921"/>, substituting this page for the “standard form certificate” those terms refer to:</text:p>
      <text:p text:style-name="P4"><text:span text:style-name="T1">Purpose</text:span>:<text:tab/><text:bookmark-start text:name="__DdeLink__494_646533662"/>______________________________<text:bookmark-end text:name="__DdeLink__494_646533662"/>__________<text:line-break/>________________________________________<text:line-break/>________________________________________<text:line-break/>________________________________________<text:line-break/>[State the purpose for sharing confidential information.]<text:bookmark-start text:name="__DdeLink__493_162727990"/></text:p>
      <text:p text:style-name="P4"><text:span text:style-name="T1">Governing Law</text:span>:<text:tab/>________________________________________<text:line-break/>________________________________________<text:line-break/>[Name the state, country, or other jurisdiction whose law will govern the agreement.<text:bookmark-end text:name="__DdeLink__493_162727990"/>]</text:p>
      <text:p text:style-name="P4"><text:span text:style-name="T1">Forum for Disputes</text:span>:<text:tab/>________________________________________<text:line-break/>________________________________________<text:line-break/>[Optional. Name the city, district, or country where any disputes about the agreement will happen.]</text:p>
      <text:p text:style-name="P4"><text:span text:style-name="T1">Term</text:span>:<text:tab/>________________________________________<text:line-break/>[Optional. State how long the agreement will cover new confidential information disclosed.]</text:p>
      <text:p text:style-name="P5">[Signature pages follow.]</text:p>
      <text:p text:style-name="P6">The parties agree to this nondisclosure agreement on the dates by their signatures.</text:p>
      <text:p text:style-name="P7"><text:span text:style-name="T1">First Party</text:span></text:p>
      <text:p text:style-name="P8">Legal Name:<text:tab/>________________________________________<text:line-break/>[Write the legal name of the party proposing the agreement, like “Super Software, Inc.” or “John A. Smith”.]</text:p>
      <text:p text:style-name="P8">Legal Type:<text:tab/>________________________________________<text:line-break/>[Write the company’s jurisdiction and legal form, like “Delaware corporation” or “New York resident” for an individual.]</text:p>
      <text:p text:style-name="P8">Signature:<text:tab/>________________________________________</text:p>
      <text:p text:style-name="P8">Name:<text:tab/>________________________________________</text:p>
      <text:p text:style-name="P8">Title:<text:tab/>________________________________________<text:line-break/>[Leave blank if the party is an individual.]</text:p>
      <text:p text:style-name="P8">Date:<text:tab/>________________________________________</text:p>
      <text:p text:style-name="P8">E-Mail:<text:tab/>________________________________________</text:p>
      <text:p text:style-name="P10">The parties agree to this nondisclosure agreement on the dates by their signatures.</text:p>
      <text:p text:style-name="P7"><text:span text:style-name="T1">Second Party</text:span></text:p>
      <text:p text:style-name="P9">Legal Name:<text:tab/>_______________________________________<text:line-break/>[Write the legal name of the party receiving the agreement proposal, like “Quick Welding LLC” or “Jane B. Doe”.]</text:p>
      <text:p text:style-name="P8">Legal Type:<text:tab/>________________________________________<text:line-break/>[Write the company’s jurisdiction and legal form, like “Delaware corporation” or “Texas resident” for an individual.]</text:p>
      <text:p text:style-name="P8">Signature:<text:tab/>________________________________________</text:p>
      <text:p text:style-name="P8">Name:<text:tab/>________________________________________</text:p>
      <text:p text:style-name="P8">Title:<text:tab/>________________________________________<text:line-break/>[Leave blank if the party is an individual.]</text:p>
      <text:p text:style-name="P8">Date:<text:tab/>________________________________________</text:p>
      <text:p text:style-name="P8">E-Mail:<text:tab/>________________________________________</text:p>
      <text:section text:style-name="Sect1" text:name="TextSection">
        <text:p text:style-name="P11"/>
      </text:section>
      <text:section text:style-name="Sect1" text:name="Section1"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27in" fo:margin-bottom="0.0827in" style:contextual-spacing="false" fo:line-height="100%" fo:text-align="justify" style:justify-single-word="false" fo:orphans="2" fo:widows="2" style:punctuation-wrap="hanging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27in" style:contextual-spacing="false" fo:line-height="100%" fo:text-align="justify" style:justify-single-word="false"/>
      <style:text-properties fo:color="#00000a" loext:opacity="100%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.0827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default-outline-level="" style:class="list">
      <style:paragraph-properties fo:margin-top="0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default-outline-level="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default-outline-level="" style:class="index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Arrowhead_20_List" style:display-name="Arrowhea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style:contextual-spacing="false" fo:text-align="start" style:justify-single-word="false" fo:orphans="0" fo:widows="0" fo:text-indent="0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Box_20_List" style:display-name="Box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 style:default-outline-level="">
      <style:paragraph-properties fo:margin-top="0in" fo:margin-bottom="0in" style:contextual-spacing="false" fo:text-align="start" style:justify-single-word="false" fo:orphans="0" fo:widows="0" style:punctuation-wrap="hanging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style:contextual-spacing="false" fo:text-align="center" style:justify-single-word="false" fo:orphans="0" fo:widows="0" style:punctuation-wrap="hanging" style:writing-mode="lr-tb"/>
      <style:text-properties style:use-window-font-color="true" loext:opacity="0%" style:font-name="Arial1" fo:font-family="Arial" style:font-family-generic="roman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Frame_20_contents" style:display-name="Frame contents" style:family="paragraph" style:parent-style-name="Standard" style:default-outline-level="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rt_20_List" style:display-name="Heart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0" fo:widows="0" fo:text-indent="-0.2992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 style:default-outline-level="">
      <style:paragraph-properties fo:margin-top="0in" fo:margin-bottom="0in" style:contextual-spacing="false" fo:text-align="start" style:justify-single-word="false" fo:orphans="0" fo:widows="0" style:punctuation-wrap="hanging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ection_20_Heading" style:display-name="Section Heading" style:family="paragraph" style:default-outline-level="">
      <style:paragraph-properties fo:margin-top="0in" fo:margin-bottom="0in" style:contextual-spacing="false" fo:text-align="start" style:justify-single-word="false" fo:orphans="0" fo:widows="0" style:punctuation-wrap="hanging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quare_20_List" style:display-name="Squar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loext:opacity="100%" fo:font-size="10pt" fo:language="en" fo:country="US" style:font-size-asian="10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9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Mitchell</meta:initial-creator>
    <dc:language>en-US</dc:language>
    <dc:creator>Kyle Mitchell</dc:creator>
    <dc:date>2021-05-31T21:59:02</dc:date>
    <meta:editing-cycles>31</meta:editing-cycles>
    <meta:editing-duration>PT30M</meta:editing-duration>
    <meta:generator>LibreOffice/7.0.4.2$Linux_X86_64 LibreOffice_project/00$Build-2</meta:generator>
    <meta:document-statistic meta:table-count="0" meta:image-count="0" meta:object-count="0" meta:page-count="3" meta:paragraph-count="26" meta:word-count="245" meta:character-count="2418" meta:non-whitespace-character-count="2196"/>
  </office:meta>
</office:document-meta>
</file>